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color="#0000FF"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color="#0000FF"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color="#0000FF"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color="#0000FF"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color="#0000FF"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color="#0000FF"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color="#0000FF" fo:font-size="14pt" style:font-size-asian="14pt" style:font-size-complex="14pt"/>
    </style:style>
    <style:style style:name="P26" style:parent-style-name="Standard" style:family="paragraph">
      <style:text-properties fo:color="#0000FF" fo:font-size="14pt" style:font-size-asian="14pt" style:font-size-complex="14pt"/>
    </style:style>
    <style:style style:name="P27" style:parent-style-name="Standard" style:family="paragraph">
      <style:text-properties fo:color="#0000FF" fo:font-size="14pt" style:font-size-asian="14pt" style:font-size-complex="14pt"/>
    </style:style>
    <style:style style:name="P28" style:parent-style-name="Standard" style:family="paragraph">
      <style:text-properties fo:color="#0000FF" fo:font-size="14pt" style:font-size-asian="14pt" style:font-size-complex="14pt"/>
    </style:style>
    <style:style style:name="P29" style:parent-style-name="Standard" style:family="paragraph">
      <style:text-properties fo:color="#0000FF"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color="#0000FF"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color="#0000FF"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color="#0000FF"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color="#0000FF"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color="#0000FF"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color="#0000FF"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color="#0000FF"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color="#0000FF"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color="#0000FF"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color="#0000FF"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color="#0000FF"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74" style:parent-style-name="Standard" style:family="paragraph">
      <style:text-properties fo:color="#0000FF" fo:font-size="14pt" style:font-size-asian="14pt" style:font-size-complex="14pt"/>
    </style:style>
    <style:style style:name="P75" style:parent-style-name="Standard" style:family="paragraph">
      <style:text-properties fo:color="#0000FF" fo:font-size="14pt" style:font-size-asian="14pt" style:font-size-complex="14pt"/>
    </style:style>
    <style:style style:name="P76" style:parent-style-name="Standard" style:family="paragraph">
      <style:text-properties fo:color="#0000FF" fo:font-size="14pt" style:font-size-asian="14pt" style:font-size-complex="14pt"/>
    </style:style>
    <style:style style:name="P77" style:parent-style-name="Standard" style:family="paragraph">
      <style:text-properties fo:color="#0000FF" fo:font-size="14pt" style:font-size-asian="14pt" style:font-size-complex="14pt"/>
    </style:style>
    <style:style style:name="P78" style:parent-style-name="Standard" style:family="paragraph">
      <style:text-properties fo:color="#0000FF"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Rozmowa z Jero</text:p>
      <text:p text:style-name="P2"/>
      <text:p text:style-name="P3">Protestujący od czasu do czasu krzyczą:</text:p>
      <text:p text:style-name="P4"/>
      <text:p text:style-name="P5">- GMO jest złe, zniczy cię.</text:p>
      <text:p text:style-name="P6">- Bestia z jaskini jest z waszej winy!</text:p>
      <text:p text:style-name="P7">- Uprawy pół polepszacie, a sami się zabijacie!</text:p>
      <text:p text:style-name="P8"/>
      <text:p text:style-name="P9"/>
      <text:p text:style-name="P10"/>
      <text:p text:style-name="P11">- Nie zawracaj mi głowy, nie widzisz że jestem zajęty</text:p>
      <text:p text:style-name="P12">- Kim jesteś?</text:p>
      <text:p text:style-name="P13">- Jestem Jero<text:s/>protestant.</text:p>
      <text:p text:style-name="P14">- Chyba protestujący</text:p>
      <text:p text:style-name="P15">- No… przecie mówię. Te głupie ludzie ze wsi niszczą ziemie<text:s/>jakąś magią zamiast<text:s/>zdać się na naturę.</text:p>
      <text:p text:style-name="P16">- Nie mieszkasz w wiosce?</text:p>
      <text:p text:style-name="P17">- Mieszkam… ale ja nie stąd. Mieszkałem w wiosce<text:s/>Gawronów,<text:s/>na północ stąd. Ale<text:s/>mnie<text:s/>wyrzucili...</text:p>
      <text:p text:style-name="P18">- Dlaczego?</text:p>
      <text:p text:style-name="P19">- A bo te durne chłopy nie wiedzą, że zatruwają środowisko,<text:s/>to mówię im<text:s/>jakie to skutki yyy… no ten… w sensie do czego to doprowadzi, to zaczęli mnie obrzucać kamieniami i<text:s/>wygonili z domu. Tu na szczęści kilka mądrych się znalazło. No to ich ten… nauczam, no…</text:p>
      <text:p text:style-name="P20">- Nauczasz?</text:p>
      <text:p text:style-name="P21">-No taa, chcesz się trochę no ten… doksz, do…</text:p>
      <text:p text:style-name="P22">- Dokształcić?</text:p>
      <text:p text:style-name="P23">- No, mówię przecie.</text:p>
      <text:p text:style-name="P24"/>
      <text:p text:style-name="P25">- Powiedz mi o tej szkodliwej magii.</text:p>
      <text:p text:style-name="P26">- O co chodzi z tą bestią?</text:p>
      <text:p text:style-name="P27">- Opowiedz mi o okolicy</text:p>
      <text:p text:style-name="P28">- Wiesz jak<text:s/>dostać się do miasta?</text:p>
      <text:p text:style-name="P29">- Musze iść.</text:p>
      <text:p text:style-name="P30"/>
      <text:p text:style-name="P31"/>
      <text:p text:style-name="P32"/>
      <text:p text:style-name="P33"/>
      <text:p text:style-name="P34">- Powiedz mi o tej szkodliwej magii.</text:p>
      <text:p text:style-name="P35">- Bo to wszystko przez gwałtowną modyfikacje organiczną,<text:s/>no wiesz…<text:s/>GMO. Magia<text:s/>używana do użyźnienia gleby i przyspieszenia wzrostu plonów, może i wygląda efektownie i działa efektywnie, ale prowadzi do długotrwałych uszkodzeń roślin na poziomie molekularnym. Zwierzęta i my spożywając te rośliny możemy nie odczuć<text:s/><text:soft-page-break/>od razu ich skutków. Ale tak zmodyfikowane rośliny wpływają na nasze zdrowie i geny, które mogą mutować. Co spowoduje nieuleczalną chorobę i śmierć.</text:p>
      <text:p text:style-name="P36">- Rozumiem…<text:s/>a<text:s/>powiedz<text:s/>skąd to wiesz?</text:p>
      <text:p text:style-name="P37">- No ten, no, czytałem o tym</text:p>
      <text:p text:style-name="P38">- Czytałeś?</text:p>
      <text:p text:style-name="P39">- Znaczy czytał mi o tym jeden taki mag, pomagałem mu, prowadził jakiś eksperymenta. Często mówił sam do siebie, to go ten, no słuchałem. Jak to mag, to uczony, jak czytał i zapisywał to znaczy, że mądry.</text:p>
      <text:p text:style-name="P40">- Pewnie tak...</text:p>
      <text:p text:style-name="P41"/>
      <text:p text:style-name="P42"/>
      <text:p text:style-name="P43"/>
      <text:p text:style-name="P44">- Opowiedz mi o okolicy</text:p>
      <text:p text:style-name="P45">- Jak dla mnie dużo ciekawych rzeczy tu nie ma. Oprócz wioski do której nie mam od jakiegoś czasu wstępu, to no ten… jest opuszczona<text:s/>kopalnia na wschodzie, a na zachodzie jakiś cmentarz, ale nie radzę okradać grobów, pełno tam duchów… nie żebym próbował, ale tak tylko słyszałem.</text:p>
      <text:p text:style-name="P46"/>
      <text:p text:style-name="P47"/>
      <text:p text:style-name="P48"/>
      <text:p text:style-name="P49">- Wiesz jak dostać się do miasta?</text:p>
      <text:p text:style-name="P50">- Nie… ale nie radzę próbować przebiec przez główną bramę, strażnicy są<text:s/>szybcy… i mocno biją… a w mieście to dopiero miałbym posłuch…. Tam ludzie są mądrzejsi, na pewno by zrozumieli szkodliwość magii używanej do uprawy.</text:p>
      <text:p text:style-name="P51">- Dziękuję, za radę</text:p>
      <text:p text:style-name="P52">- Jak będziesz miała zbyteczny glejt, albo znajdziesz jakąś dziurę w murze to daj mi<text:s/>znać.</text:p>
      <text:p text:style-name="P53"/>
      <text:p text:style-name="P54"/>
      <text:p text:style-name="P55"/>
      <text:p text:style-name="P56"/>
      <text:p text:style-name="P57">- O co chodzi z tą bestią?</text:p>
      <text:p text:style-name="P58">- Jak to co? Bestia, która leże ma w kopalni na zachodzie i zabija ludzi. Jest stworzona z magii GMO.</text:p>
      <text:p text:style-name="P59">- W jaki sposób?</text:p>
      <text:p text:style-name="P60">- No ten… yyy… nie wiem, ale skutki działania magii takie rzeczy robią, tu powiększą nasiona kukurydzy, tu powiększą zajęca, a i inne zwierzę, które mieszkało w jaskini mogło zmienić.</text:p>
      <text:p text:style-name="P61">- Zająca? Nie widziałam tu przerośniętych królików.</text:p>
      <text:p text:style-name="P62">-<text:s/>Bo to rzadkie, ale się dzieje, gwałtowna modyfikacja organiczna jest zła, tylko naturalne uprawy są dobre.</text:p>
      <text:p text:style-name="P63"/>
      <text:p text:style-name="P64"/>
      <text:p text:style-name="P65"/>
      <text:p text:style-name="P66"/>
      <text:soft-page-break/>
      <text:p text:style-name="P67">- Musze<text:s/>iść.</text:p>
      <text:p text:style-name="P68">- Pamiętaj, GMO jest złe, zniszczy cię.</text:p>
      <text:p text:style-name="P69">Koniec Rozmowy</text:p>
      <text:p text:style-name="P70"/>
      <text:p text:style-name="P71"/>
      <text:p text:style-name="P72"/>
      <text:p text:style-name="P73">[Zapętlone]</text:p>
      <text:p text:style-name="P74">- Powiedz mi o tej szkodliwej magii.</text:p>
      <text:p text:style-name="P75">- O co chodzi z tą bestią?</text:p>
      <text:p text:style-name="P76">- Opowiedz mi o okolicy</text:p>
      <text:p text:style-name="P77">- Wiesz jak dostać się do miasta?</text:p>
      <text:p text:style-name="P78">- Musze iść.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ur Kwas</dc:creator>
    <meta:creation-date>2019-03-31T19:50:00Z</meta:creation-date>
    <dc:date>2019-05-07T10:05:00Z</dc:date>
    <meta:template xlink:href="Normal" xlink:type="simple"/>
    <meta:editing-cycles>3</meta:editing-cycles>
    <meta:editing-duration>PT660S</meta:editing-duration>
    <meta:document-statistic meta:page-count="3" meta:paragraph-count="6" meta:word-count="459" meta:character-count="3212" meta:row-count="22" meta:non-whitespace-character-count="2759"/>
  </office:meta>
</office:document-meta>
</file>